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FreeSans1" svg:font-family="FreeSans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4cm" fo:min-width="14.95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7.517cm" fo:min-width="13.41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title">
      <style:graphic-properties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Roboto Ligh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  <style:text-properties style:font-name="Roboto Light"/>
    </style:style>
    <style:style style:name="P10" style:family="paragraph">
      <style:paragraph-properties fo:margin-left="0cm" fo:margin-right="0cm" fo:margin-top="0cm" fo:margin-bottom="0cm" fo:line-height="115%" fo:text-align="start" fo:text-indent="0cm"/>
    </style:style>
    <style:style style:name="P11" style:family="paragraph">
      <loext:graphic-properties draw:fill-color="#ffffff"/>
      <style:paragraph-properties fo:line-height="115%" fo:text-align="start" style:writing-mode="lr-tb"/>
      <style:text-properties style:font-name="Roboto Light1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Roboto Light"/>
    </style:style>
    <style:style style:name="T1" style:family="text">
      <style:text-properties style:font-name="Roboto Ligh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.8cm" svg:x="0cm" svg:y="13.8cm" presentation:class="subtitle" presentation:user-transformed="true">
          <draw:text-box>
            <text:p><text:span text:style-name="T1">Bixecamp – aula 11 <text:s text:c="28"/>Felipe Noronha</text:span></text:p>
          </draw:text-box>
        </draw:frame>
        <draw:frame draw:style-name="gr1" draw:text-style-name="P2" draw:layer="layout" svg:width="0.001cm" svg:height="1.187cm" svg:x="24.199cm" svg:y="3.177cm">
          <draw:text-box>
            <text:p/>
          </draw:text-box>
        </draw:frame>
        <draw:custom-shape draw:style-name="gr2" draw:text-style-name="P4" draw:layer="layout" svg:width="15.449cm" svg:height="5.001cm" svg:x="6.151cm" svg:y="3.599cm">
          <text:p text:style-name="P3"><text:span text:style-name="T2">Introdução a</text:span></text:p>
          <text:p text:style-name="P3"><text:span text:style-name="T2"/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3" draw:text-style-name="P6" draw:layer="layout" svg:width="13.909cm" svg:height="7.778cm" svg:x="7.8cm" svg:y="5.222cm">
          <text:p text:style-name="P5"><text:span text:style-name="T3">Geometri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O que vamos ver hoje:</text:span></text:p>
          </draw:text-box>
        </draw:frame>
        <draw:frame presentation:style-name="pr4" draw:text-style-name="P11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Noção de precisão com double</text:span></text:p>
              </text:list-item>
              <text:list-item>
                <text:p text:style-name="P10"><text:span text:style-name="T4">Como representar ponto, reta e polígono</text:span></text:p>
              </text:list-item>
              <text:list-item>
                <text:p text:style-name="P10"><text:span text:style-name="T4">Produto interno (dot/inner) e produto vetorial (cross/externo)</text:span></text:p>
              </text:list-item>
              <text:list-item>
                <text:p text:style-name="P10"><text:span text:style-name="T4">Relembrando algumas formulas de ponto e reta</text:span></text:p>
              </text:list-item>
              <text:list-item>
                <text:p text:style-name="P10"><text:span text:style-name="T4">Calculando a area de um polígono qualquer</text:span></text:p>
              </text:list-item>
              <text:list-item>
                <text:p text:style-name="P10"><text:span text:style-name="T4">Teste de esquerda (uma das primitivas mais uteis)</text:span></text:p>
              </text:list-item>
              <text:list-item>
                <text:p text:style-name="P10"><text:span text:style-name="T4">Checar se ponto esta dentro de um polígono convexo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O que estudar depois:</text:span></text:p>
          </draw:text-box>
        </draw:frame>
        <draw:frame presentation:style-name="pr4" draw:text-style-name="P11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Convex hull, ou fecho convexo</text:span></text:p>
              </text:list-item>
              <text:list-item>
                <text:p text:style-name="P10"><text:span text:style-name="T4">Line sweep, ou linha de varredur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Não esqueça de:</text:span></text:p>
          </draw:text-box>
        </draw:frame>
        <draw:frame presentation:style-name="pr4" draw:text-style-name="P11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Olhar a nota de aula no repositório do caderno dos bixes</text:span></text:p>
              </text:list-item>
              <text:list-item>
                <text:p text:style-name="P10"><text:span text:style-name="T4">Olhar as referencias nas notas de aula</text:span></text:p>
              </text:list-item>
              <text:list-item>
                <text:p text:style-name="P10"><text:span text:style-name="T4">Fazer a planilha e perguntar no grupo de Telegram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Noções de precisão usando doub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FreeSans1" svg:font-family="FreeSans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1T22:55:13.362041984</meta:creation-date>
    <dc:date>2020-06-11T23:56:41.212970924</dc:date>
    <meta:editing-duration>PT28M41S</meta:editing-duration>
    <meta:editing-cycles>7</meta:editing-cycles>
    <meta:generator>LibreOffice/6.4.4.2$Linux_X86_64 LibreOffice_project/706abf8817d63c225da2eaeb9c9523a7d4d3595c</meta:generator>
    <meta:document-statistic meta:object-count="42"/>
  </office:meta>
</office:document-meta>
</file>